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Calibri" fo:font-size="8pt" officeooo:rsid="000261ad" officeooo:paragraph-rsid="000261ad" style:font-size-asian="8pt" style:font-size-complex="8pt"/>
    </style:style>
    <style:style style:name="P2" style:family="paragraph" style:parent-style-name="Standard">
      <style:text-properties style:font-name="Calibri" fo:font-size="10pt" officeooo:rsid="000261ad" officeooo:paragraph-rsid="000261ad" style:font-size-asian="10pt" style:font-size-complex="10pt"/>
    </style:style>
    <style:style style:name="P3" style:family="paragraph" style:parent-style-name="Standard">
      <style:paragraph-properties fo:margin-top="0.101cm" fo:margin-bottom="0.101cm" style:contextual-spacing="false"/>
      <style:text-properties style:font-name="Calibri" fo:font-size="10pt" officeooo:rsid="000261ad" officeooo:paragraph-rsid="000261ad" style:font-size-asian="10pt" style:font-size-complex="10pt"/>
    </style:style>
    <style:style style:name="P4" style:family="paragraph" style:parent-style-name="Standard">
      <style:text-properties style:font-name="Calibri" fo:font-size="10pt" fo:font-weight="bold" officeooo:rsid="000261ad" officeooo:paragraph-rsid="000261ad" style:font-size-asian="10pt" style:font-weight-asian="bold" style:font-size-complex="10pt" style:font-weight-complex="bold"/>
    </style:style>
    <style:style style:name="P5" style:family="paragraph" style:parent-style-name="Standard">
      <style:paragraph-properties fo:margin-top="0.101cm" fo:margin-bottom="0.101cm" style:contextual-spacing="false"/>
      <style:text-properties style:font-name="Calibri" fo:font-size="12pt" fo:font-weight="bold" officeooo:rsid="0003682d" officeooo:paragraph-rsid="0003682d" style:font-size-asian="12pt" style:font-weight-asian="bold" style:font-size-complex="12pt" style:font-weight-complex="bold"/>
    </style:style>
    <style:style style:name="P6" style:family="paragraph" style:parent-style-name="Standard" style:list-style-name="L1">
      <style:paragraph-properties fo:margin-top="0.101cm" fo:margin-bottom="0.101cm" style:contextual-spacing="false"/>
      <style:text-properties style:font-name="Calibri" fo:font-size="10pt" officeooo:rsid="000261ad" officeooo:paragraph-rsid="000261ad" style:font-size-asian="10pt" style:font-size-complex="10pt"/>
    </style:style>
    <style:style style:name="P7" style:family="paragraph" style:parent-style-name="Standard" style:list-style-name="L2">
      <style:paragraph-properties fo:margin-top="0.101cm" fo:margin-bottom="0.101cm" style:contextual-spacing="false"/>
      <style:text-properties style:font-name="Calibri" fo:font-size="10pt" officeooo:rsid="000261ad" officeooo:paragraph-rsid="000261ad" style:font-size-asian="10pt" style:font-size-complex="10pt"/>
    </style:style>
    <style:style style:name="P8" style:family="paragraph" style:parent-style-name="Standard">
      <style:paragraph-properties fo:margin-top="0.101cm" fo:margin-bottom="0.101cm" style:contextual-spacing="false"/>
      <style:text-properties style:font-name="Calibri" fo:font-size="10pt" officeooo:rsid="0004f472" officeooo:paragraph-rsid="0004f472" style:font-size-asian="10pt" style:font-size-complex="10pt"/>
    </style:style>
    <style:style style:name="P9" style:family="paragraph" style:parent-style-name="Standard" style:list-style-name="L3">
      <style:paragraph-properties fo:margin-top="0.101cm" fo:margin-bottom="0.101cm" style:contextual-spacing="false"/>
      <style:text-properties officeooo:paragraph-rsid="0003682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libri" fo:font-size="10pt" fo:font-weight="normal" officeooo:rsid="0003682d" style:font-size-asian="10pt" style:font-weight-asian="normal" style:font-size-complex="10pt" style:font-weight-complex="normal"/>
    </style:style>
    <style:style style:name="T4" style:family="text">
      <style:text-properties style:font-name="Calibri" fo:font-size="10pt" fo:font-style="italic" fo:font-weight="normal" officeooo:rsid="0003682d" style:font-size-asian="10pt" style:font-style-asian="italic" style:font-weight-asian="normal" style:font-size-complex="10pt" style:font-style-complex="italic" style:font-weight-complex="normal"/>
    </style:style>
    <style:style style:name="T5" style:family="text">
      <style:text-properties officeooo:rsid="0004f47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89cm" fo:text-indent="-0.635cm" fo:margin-left="1.58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4cm" fo:text-indent="-0.635cm" fo:margin-left="2.22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9cm" fo:text-indent="-0.635cm" fo:margin-left="2.85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4cm" fo:text-indent="-0.635cm" fo:margin-left="3.49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9cm" fo:text-indent="-0.635cm" fo:margin-left="4.12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4cm" fo:text-indent="-0.635cm" fo:margin-left="4.76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9cm" fo:text-indent="-0.635cm" fo:margin-left="5.3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4cm" fo:text-indent="-0.635cm" fo:margin-left="6.03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9cm" fo:text-indent="-0.635cm" fo:margin-left="6.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4cm" fo:text-indent="-0.635cm" fo:margin-left="7.304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DA</text:p>
      <text:p text:style-name="P2"/>
      <text:p text:style-name="P4">Bases de datos:</text:p>
      <text:p text:style-name="P2"/>
      <text:list text:style-name="L1">
        <text:list-item>
          <text:p text:style-name="P6">Tenemos unos 3 meses de datos de solicitudes a músicos (514 solicitudes)</text:p>
        </text:list-item>
        <text:list-item>
          <text:p text:style-name="P6">Tenemos una BBDD de unos 2k perfiles de músico</text:p>
        </text:list-item>
        <text:list-item>
          <text:p text:style-name="P6">Tenemos una BBDD de unos 100 restaurantes que llevan música en vivo, con direcciones y códigos postales.</text:p>
        </text:list-item>
        <text:list-item>
          <text:p text:style-name="P6">Además, sabemos que pueden sacar un montón de datos de Google sobre restaurantes en Madrid gracias a Apify (podemos pasaros un ejemplo de fichero)</text:p>
        </text:list-item>
        <text:list-item>
          <text:p text:style-name="P6">En analytics podemos sacar un informe de tráfico de usuarios por región o ciudad.</text:p>
        </text:list-item>
      </text:list>
      <text:p text:style-name="P3"/>
      <text:p text:style-name="P2"/>
      <text:p text:style-name="P2">Con todo esto, <text:span text:style-name="T1">las dudas </text:span>que podríais resolver <text:span text:style-name="T1">son las siguientes</text:span><text:span text:style-name="T2">:</text:span></text:p>
      <text:p text:style-name="P2"/>
      <text:list text:style-name="L2">
        <text:list-item>
          <text:p text:style-name="P7">¿Qué días y a qué horas hay más solicitudes a músicos? ¿Hay más solicitudes en días festivos? ¿O en días con buen tiempo?</text:p>
        </text:list-item>
        <text:list-item>
          <text:p text:style-name="P7">¿Con cuánta antelación respecto a la fecha del evento se envían las solicitudes a músicos?</text:p>
        </text:list-item>
        <text:list-item>
          <text:p text:style-name="P7">¿Hay algún rango de precios más solicitado? Diferenciar entre Músico y DJ.</text:p>
        </text:list-item>
        <text:list-item>
          <text:p text:style-name="P7">¿Qué formatos son los más solicitados? (solista, dúo, trío...).</text:p>
        </text:list-item>
        <text:list-item>
          <text:p text:style-name="P7">¿Qué músicos son los más solicitados? Si además lo unimos con la BBDD de músicos, podríais mirar, por ejemplo, qué estilos son más solicitados.</text:p>
        </text:list-item>
        <text:list-item>
          <text:p text:style-name="P7">¿Qué porcentaje de las visitas a la web se convierten en lead? (es decir, solicitan un músico)</text:p>
        </text:list-item>
        <text:list-item>
          <text:p text:style-name="P7">¿Qué relación hay entre el número de músicos que tenemos en una provincia y el número de solicitudes que hay para eventos en esa provincia? Cuantas más opciones les damos, será más fácil que les guste alguno.</text:p>
        </text:list-item>
        <text:list-item>
          <text:p text:style-name="P7">¿Sería posible sacar alguna conclusión sobre qué tipo de restaurantes tienen más probabilidad de poner música en vivo? en función del ambiente, tipo de comida, rango de precios...investigar qué podría influir</text:p>
        </text:list-item>
      </text:list>
      <text:p text:style-name="P3"/>
      <text:p text:style-name="P3">----------------------------------------------------------</text:p>
      <text:p text:style-name="P3">1.- Hay alguna relación entre los días que haga buen tiempo y que los comercios/particulares/empresas hagan solicitudes?</text:p>
      <text:p text:style-name="P3">Se pueden juntar la 3 ,4 y 5?</text:p>
      <text:p text:style-name="P3"/>
      <text:p text:style-name="P3"/>
      <text:p text:style-name="P3"/>
      <text:p text:style-name="P3"/>
      <text:p text:style-name="P3"/>
      <text:p text:style-name="P3"/>
      <text:p text:style-name="P8">Buscar patrones entre restaurantes y contratación.</text:p>
      <text:p text:style-name="P8">Patrón tipo de fecha-hora en las q hay más solicutudes.</text:p>
      <text:p text:style-name="P8">Qué tipo de perfil de músico está más demandado.</text:p>
      <text:p text:style-name="P8">Qué rango de precios se solicita más</text:p>
      <text:p text:style-name="P8">precio relacionado con formato (duo,solista,etc) , qué formato se solicita más?</text:p>
      <text:p text:style-name="P3"><text:soft-page-break/><text:s/><text:span text:style-name="T5">analytics : visitas -reservas-nº musicos</text:span></text:p>
      <text:p text:style-name="P8">Información sobre qué es lo que más se pide, cuando, precios.. encontrar un patrón que se repita más</text:p>
      <text:p text:style-name="P3"/>
      <text:p text:style-name="P3"/>
      <text:p text:style-name="P5">Bussiness understanding</text:p>
      <text:list text:style-name="L3">
        <text:list-item>
          <text:p text:style-name="P9"><text:span text:style-name="T4">Ampliación de clientes y usuarios:</text:span><text:span text:style-name="T3"> mediante el análisis de los datos obtenidos, realizar un estudio aproximado para detectar con la mejor precisión el tipo de comercios y de bandas que encajan con lo que el negocio ofrece. De esta manera la empresa podrá apuntar mejor a clientes que encajen en el perfil y así darse a conocer y ampliar su cart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8pt" officeooo:rsid="000261ad" officeooo:paragraph-rsid="000261ad"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ume Garcia Martinez<text:tab/><text:tab/>Data Science Bootcamp – The Bridg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5T21:10:03.635000000</meta:creation-date>
    <dc:date>2023-06-21T20:16:44.699000000</dc:date>
    <meta:editing-duration>PT4H58M48S</meta:editing-duration>
    <meta:editing-cycles>3</meta:editing-cycles>
    <meta:generator>LibreOffice/7.5.3.2$Windows_X86_64 LibreOffice_project/9f56dff12ba03b9acd7730a5a481eea045e468f3</meta:generator>
    <meta:document-statistic meta:table-count="0" meta:image-count="0" meta:object-count="0" meta:page-count="2" meta:paragraph-count="29" meta:word-count="436" meta:character-count="2598" meta:non-whitespace-character-count="2202"/>
  </office:meta>
</office:document-meta>
</file>